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A1BD7C7762B552D594.png" manifest:media-type="image/png"/>
  <manifest:file-entry manifest:full-path="Pictures/1000D5440000458E0000458E1ED44A9776970E96.svg" manifest:media-type="image/svg+xml"/>
  <manifest:file-entry manifest:full-path="Pictures/10000201000002A1000002A1FE85DC6DA35D1A3C.png" manifest:media-type="image/png"/>
  <manifest:file-entry manifest:full-path="Pictures/10000201000002A1000002A17F7747851C895500.png" manifest:media-type="image/png"/>
  <manifest:file-entry manifest:full-path="Pictures/1000D4780000458E0000458E8E0FCB4A8DDE6AD7.svg" manifest:media-type="image/svg+xml"/>
  <manifest:file-entry manifest:full-path="Pictures/10000201000002A1000002A13828809133311F58.png" manifest:media-type="image/png"/>
  <manifest:file-entry manifest:full-path="Pictures/1000CE1F0000458E0000458E987ADDB918C5EAF2.svg" manifest:media-type="image/svg+xml"/>
  <manifest:file-entry manifest:full-path="Pictures/10000201000002A1000002A110EB2A1E9B35F75D.png" manifest:media-type="image/png"/>
  <manifest:file-entry manifest:full-path="Pictures/100115F60000458E0000458E6EB36BDE8C81BF28.svg" manifest:media-type="image/svg+xml"/>
  <manifest:file-entry manifest:full-path="Pictures/10000201000002A1000002A19A2A0996597430FC.png" manifest:media-type="image/png"/>
  <manifest:file-entry manifest:full-path="Pictures/1000DC300000458E0000458E28ADA4A12E71E603.svg" manifest:media-type="image/svg+xml"/>
  <manifest:file-entry manifest:full-path="Pictures/1000D5F60000458E0000458E3F476A379670AE8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cccc" fo:min-height="1.01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cccccc" fo:min-height="1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55cm" svg:height="9.555cm" svg:x="1.5cm" svg:y="1.545cm">
          <draw:image xlink:href="Pictures/1000D5F60000458E0000458E3F476A379670AE80.svg" xlink:type="simple" xlink:show="embed" xlink:actuate="onLoad" loext:mime-type="image/svg+xml">
            <text:p/>
          </draw:image>
          <draw:image xlink:href="Pictures/10000201000002A1000002A19A2A0996597430FC.png" xlink:type="simple" xlink:show="embed" xlink:actuate="onLoad" loext:mime-type="image/png"/>
        </draw:frame>
        <draw:frame draw:style-name="gr1" draw:text-style-name="P1" draw:layer="layout" svg:width="9.555cm" svg:height="9.555cm" svg:x="10.9cm" svg:y="1.4cm">
          <draw:image xlink:href="Pictures/100115F60000458E0000458E6EB36BDE8C81BF28.svg" xlink:type="simple" xlink:show="embed" xlink:actuate="onLoad" loext:mime-type="image/svg+xml">
            <text:p/>
          </draw:image>
          <draw:image xlink:href="Pictures/10000201000002A1000002A110EB2A1E9B35F75D.png" xlink:type="simple" xlink:show="embed" xlink:actuate="onLoad" loext:mime-type="image/png"/>
        </draw:frame>
        <draw:frame draw:style-name="gr2" draw:text-style-name="P2" draw:layer="layout" svg:width="6.6cm" svg:height="1.262cm" svg:x="3.126cm" svg:y="1.212cm">
          <draw:text-box>
            <text:p text:style-name="P1"><text:span text:style-name="T1">E</text:span><text:span text:style-name="T1">L</text:span><text:span text:style-name="T1">T</text:span><text:span text:style-name="T1">e</text:span><text:span text:style-name="T1">C</text:span><text:span text:style-name="T1">-</text:span><text:span text:style-name="T1">d</text:span><text:span text:style-name="T1">e</text:span><text:span text:style-name="T1">u</text:span></text:p>
          </draw:text-box>
        </draw:frame>
        <draw:frame draw:style-name="gr2" draw:text-style-name="P2" draw:layer="layout" svg:width="6.6cm" svg:height="1.262cm" svg:x="12.3cm" svg:y="1.138cm">
          <draw:text-box>
            <text:p text:style-name="P1"><text:span text:style-name="T1">E</text:span><text:span text:style-name="T1">L</text:span><text:span text:style-name="T1">T</text:span><text:span text:style-name="T1">e</text:span><text:span text:style-name="T1">C</text:span><text:span text:style-name="T1">-</text:span><text:span text:style-name="T1">r</text:span><text:span text:style-name="T1">o</text:span><text:span text:style-name="T1">m</text:span></text:p>
          </draw:text-box>
        </draw:frame>
        <draw:frame draw:style-name="gr1" draw:text-style-name="P1" draw:layer="layout" svg:width="9.8cm" svg:height="9.8cm" svg:x="0.9cm" svg:y="14.9cm">
          <draw:image xlink:href="Pictures/1000CE1F0000458E0000458E987ADDB918C5EAF2.svg" xlink:type="simple" xlink:show="embed" xlink:actuate="onLoad" loext:mime-type="image/svg+xml">
            <text:p/>
          </draw:image>
          <draw:image xlink:href="Pictures/10000201000002A1000002A13828809133311F58.png" xlink:type="simple" xlink:show="embed" xlink:actuate="onLoad" loext:mime-type="image/png"/>
        </draw:frame>
        <draw:frame draw:style-name="gr1" draw:text-style-name="P1" draw:layer="layout" svg:width="10cm" svg:height="10cm" svg:x="10.4cm" svg:y="14.9cm">
          <draw:image xlink:href="Pictures/1000D4780000458E0000458E8E0FCB4A8DDE6AD7.svg" xlink:type="simple" xlink:show="embed" xlink:actuate="onLoad" loext:mime-type="image/svg+xml">
            <text:p/>
          </draw:image>
          <draw:image xlink:href="Pictures/10000201000002A1000002A1FE85DC6DA35D1A3C.png" xlink:type="simple" xlink:show="embed" xlink:actuate="onLoad" loext:mime-type="image/png"/>
        </draw:frame>
        <draw:frame draw:style-name="gr2" draw:text-style-name="P2" draw:layer="layout" svg:width="6.6cm" svg:height="1.262cm" svg:x="2.4cm" svg:y="14.2cm">
          <draw:text-box>
            <text:p text:style-name="P1"><text:span text:style-name="T1">E</text:span><text:span text:style-name="T1">L</text:span><text:span text:style-name="T1">T</text:span><text:span text:style-name="T1">e</text:span><text:span text:style-name="T1">C</text:span><text:span text:style-name="T1">-</text:span><text:span text:style-name="T1">e</text:span><text:span text:style-name="T1">n</text:span><text:span text:style-name="T1">g</text:span></text:p>
          </draw:text-box>
        </draw:frame>
        <draw:frame draw:style-name="gr3" draw:text-style-name="P2" draw:layer="layout" svg:width="7.2cm" svg:height="1.3cm" svg:x="12cm" svg:y="14.2cm">
          <draw:text-box>
            <text:p text:style-name="P1"><text:span text:style-name="T1">E</text:span><text:span text:style-name="T1">L</text:span><text:span text:style-name="T1">T</text:span><text:span text:style-name="T1">e</text:span><text:span text:style-name="T1">C</text:span><text:span text:style-name="T1">-</text:span><text:span text:style-name="T1">h</text:span><text:span text:style-name="T1">u</text:span><text:span text:style-name="T1">n</text:span></text:p>
          </draw:text-box>
        </draw:frame>
        <draw:frame draw:style-name="gr1" draw:text-style-name="P1" draw:layer="layout" svg:width="12.905cm" svg:height="12.905cm" svg:x="1.595cm" svg:y="29.004cm">
          <draw:image xlink:href="Pictures/1000D5440000458E0000458E1ED44A9776970E96.svg" xlink:type="simple" xlink:show="embed" xlink:actuate="onLoad" loext:mime-type="image/svg+xml">
            <text:p/>
          </draw:image>
          <draw:image xlink:href="Pictures/10000201000002A1000002A17F7747851C895500.png" xlink:type="simple" xlink:show="embed" xlink:actuate="onLoad" loext:mime-type="image/png"/>
        </draw:frame>
      </draw:page>
      <draw:page draw:name="page2" draw:style-name="dp1" draw:master-page-name="Default">
        <draw:frame draw:style-name="gr1" draw:text-style-name="P1" draw:layer="layout" svg:width="10.262cm" svg:height="10.262cm" svg:x="0.638cm" svg:y="3.938cm">
          <draw:image xlink:href="Pictures/1000D5440000458E0000458E1ED44A9776970E96.svg" xlink:type="simple" xlink:show="embed" xlink:actuate="onLoad" loext:mime-type="image/svg+xml">
            <text:p/>
          </draw:image>
          <draw:image xlink:href="Pictures/10000201000002A1000002A17F7747851C895500.png" xlink:type="simple" xlink:show="embed" xlink:actuate="onLoad" loext:mime-type="image/png"/>
        </draw:frame>
        <draw:frame draw:style-name="gr1" draw:text-style-name="P1" draw:layer="layout" svg:width="10.432cm" svg:height="10.432cm" svg:x="10.4cm" svg:y="3.868cm">
          <draw:image xlink:href="Pictures/1000DC300000458E0000458E28ADA4A12E71E603.svg" xlink:type="simple" xlink:show="embed" xlink:actuate="onLoad" loext:mime-type="image/svg+xml">
            <text:p/>
          </draw:image>
          <draw:image xlink:href="Pictures/10000201000002A1000002A1BD7C7762B552D594.png" xlink:type="simple" xlink:show="embed" xlink:actuate="onLoad" loext:mime-type="image/png"/>
        </draw:frame>
        <draw:frame draw:style-name="gr2" draw:text-style-name="P2" draw:layer="layout" svg:width="6.6cm" svg:height="1.262cm" svg:x="2.4cm" svg:y="3.238cm">
          <draw:text-box>
            <text:p text:style-name="P1"><text:span text:style-name="T1">ELTeC-fra</text:span></text:p>
          </draw:text-box>
        </draw:frame>
        <draw:frame draw:style-name="gr2" draw:text-style-name="P2" draw:layer="layout" svg:width="6.6cm" svg:height="1.262cm" svg:x="12.3cm" svg:y="3.338cm">
          <draw:text-box>
            <text:p text:style-name="P1"><text:span text:style-name="T1">ELTeC-p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5:26:47.492553719</meta:creation-date>
    <dc:date>2022-04-10T18:52:36.337625470</dc:date>
    <meta:editing-duration>PT3H5M18S</meta:editing-duration>
    <meta:editing-cycles>2</meta:editing-cycles>
    <meta:generator>LibreOffice/6.4.7.2$Linux_X86_64 LibreOffice_project/40$Build-2</meta:generator>
    <meta:document-statistic meta:object-count="13"/>
  </office:meta>
</office:document-meta>
</file>